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BlairMdITC TT" svg:font-family="'BlairMdITC TT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ヒラギノ角ゴシック1" svg:font-family="ヒラギノ角ゴシック" style:font-family-generic="swiss" style:font-pitch="variable"/>
    <style:font-face style:name="ヒラギノ角ゴシック2" svg:font-family="ヒラギノ角ゴシック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ccffff" draw:textarea-horizontal-align="justify" draw:textarea-vertical-align="middle" draw:auto-grow-height="false" fo:min-height="13.3cm" fo:min-width="5.8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9cm" fo:min-width="4.6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9cm" fo:min-width="4.682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ccffff" draw:textarea-horizontal-align="justify" draw:textarea-vertical-align="middle" draw:auto-grow-height="false" fo:min-height="15.3cm" fo:min-width="16.4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9cm" fo:min-width="3.6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912cm" fo:min-width="0.542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151cm" fo:min-width="0.712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3.3cm" fo:min-width="3.65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7.5cm" fo:min-width="3.6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8cm" fo:min-width="3.6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2.1cm" fo:min-width="3.65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0.3cm" fo:min-width="0.8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7cm" fo:min-width="15.2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5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76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15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1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3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7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8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11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62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83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41cm"/>
      <style:paragraph-properties style:writing-mode="lr-tb"/>
    </style:style>
    <style:style style:name="gr2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844cm" fo:min-width="0.542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8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82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58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0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923cm"/>
      <style:paragraph-properties style:writing-mode="lr-tb"/>
    </style:style>
    <style:style style:name="gr31" style:family="graphic" style:parent-style-name="standard">
      <style:graphic-properties svg:stroke-width="0.1cm" svg:stroke-color="#000000" draw:marker-start="Arrow" draw:marker-start-width="0.5cm" draw:marker-end="Arrow" draw:marker-end-width="0.5cm" draw:fill="solid" draw:fill-color="#ffffff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24cm"/>
      <style:paragraph-properties style:writing-mode="lr-tb"/>
    </style:style>
    <style:style style:name="gr33" style:family="graphic" style:parent-style-name="objectwithoutfill">
      <style:graphic-properties svg:stroke-width="0.1cm" svg:stroke-color="#000000" draw:marker-start-width="0.275cm" draw:marker-end-width="0.275cm" draw:fill="none" draw:fill-color="#ffffff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cc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8pt"/>
    </style:style>
    <style:style style:name="P5" style:family="paragraph">
      <loext:graphic-properties draw:fill="none" draw:fill-color="#ffffff"/>
      <style:paragraph-properties fo:text-align="center"/>
      <style:text-properties style:font-name="Arial Black" fo:font-size="18pt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Arial" fo:font-size="22pt" style:font-size-asian="22pt" style:font-size-complex="22pt"/>
    </style:style>
    <style:style style:name="T2" style:family="text">
      <style:text-properties style:font-name="Arial Black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4cm" svg:height="13.6cm" svg:x="19.601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cm" svg:height="2.2cm" svg:x="20.201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32cm" svg:height="2.2cm" svg:x="20.20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cm" svg:height="2.2cm" svg:x="20.201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cm" svg:height="2.2cm" svg:x="20.201cm" svg:y="1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cm" svg:height="15.6cm" svg:x="2.101cm" svg:y="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cm" svg:height="15.6cm" svg:x="1.801cm" svg:y="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cm" svg:height="15.6cm" svg:x="1.501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cm" svg:height="15.6cm" svg:x="1.201cm" svg:y="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2.2cm" svg:x="1.801cm" svg:y="1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2.2cm" svg:x="6.601cm" svg:y="1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2.2cm" svg:x="11.401cm" svg:y="14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cm" svg:height="1.8cm" svg:x="2.801cm" svg:y="16.5cm">
          <text:p/>
          <draw:enhanced-geometry svg:viewBox="0 0 21600 21600" draw:text-areas="?f0 ?f8 ?f2 ?f9" draw:type="up-down-arrow" draw:modifiers="5445.54826616682 7124.0421987784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2.2cm" svg:height="1.8cm" svg:x="7.601cm" svg:y="16.5cm">
          <text:p/>
          <draw:enhanced-geometry svg:viewBox="0 0 21600 21600" draw:text-areas="?f0 ?f8 ?f2 ?f9" draw:type="up-down-arrow" draw:modifiers="5445.54826616682 7124.0421987784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2.4cm" svg:height="1.8cm" svg:x="12.301cm" svg:y="16.5cm">
          <text:p/>
          <draw:enhanced-geometry svg:viewBox="0 0 21600 21600" draw:text-areas="?f0 ?f7 ?f2 21600" draw:type="up-arrow" draw:modifiers="7987.56246529706 5127.863390254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4.2cm" svg:height="3.6cm" svg:x="1.801cm" svg:y="1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2cm" svg:height="3.6cm" svg:x="1.801cm" svg:y="5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2cm" svg:height="7.8cm" svg:x="6.601cm" svg:y="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2cm" svg:height="2.1cm" svg:x="11.401cm" svg:y="11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2cm" svg:height="2.4cm" svg:x="11.401cm" svg:y="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2cm" svg:height="2.1cm" svg:x="11.401cm" svg:y="8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4cm" svg:height="10.6cm" svg:x="16.201cm" svg:y="5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5.8cm" svg:height="2cm" svg:x="1.801cm" svg:y="3.3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4.088cm" svg:height="1.987cm" svg:x="1.789cm" svg:y="10.898cm">
          <draw:text-box>
            <text:p text:style-name="P3"><text:span text:style-name="T1">Instruction</text:span></text:p>
            <text:p text:style-name="P3"><text:span text:style-name="T1">Fetch Unit</text:span></text:p>
          </draw:text-box>
        </draw:frame>
        <draw:frame draw:style-name="gr15" draw:text-style-name="P4" draw:layer="layout" svg:width="3.266cm" svg:height="1.987cm" svg:x="2.223cm" svg:y="6.611cm">
          <draw:text-box>
            <text:p text:style-name="P3"><text:span text:style-name="T1">Pipeline</text:span></text:p>
            <text:p text:style-name="P3"><text:span text:style-name="T1">Unit</text:span></text:p>
          </draw:text-box>
        </draw:frame>
        <draw:frame draw:style-name="gr16" draw:text-style-name="P4" draw:layer="layout" svg:width="3.652cm" svg:height="1.987cm" svg:x="6.889cm" svg:y="6.212cm">
          <draw:text-box>
            <text:p text:style-name="P3"><text:span text:style-name="T1">Datapath</text:span></text:p>
            <text:p text:style-name="P3"><text:span text:style-name="T1">Unit</text:span></text:p>
          </draw:text-box>
        </draw:frame>
        <draw:frame draw:style-name="gr17" draw:text-style-name="P4" draw:layer="layout" svg:width="3.605cm" svg:height="1.987cm" svg:x="2.001cm" svg:y="14.411cm">
          <draw:text-box>
            <text:p text:style-name="P3"><text:span text:style-name="T1">AHB-Lite</text:span></text:p>
            <text:p text:style-name="P3"><text:span text:style-name="T1">Bridge</text:span></text:p>
          </draw:text-box>
        </draw:frame>
        <draw:frame draw:style-name="gr17" draw:text-style-name="P4" draw:layer="layout" svg:width="3.605cm" svg:height="1.987cm" svg:x="6.884cm" svg:y="14.412cm">
          <draw:text-box>
            <text:p text:style-name="P3"><text:span text:style-name="T1">AHB-Lite</text:span></text:p>
            <text:p text:style-name="P3"><text:span text:style-name="T1">Bridge</text:span></text:p>
          </draw:text-box>
        </draw:frame>
        <draw:frame draw:style-name="gr17" draw:text-style-name="P4" draw:layer="layout" svg:width="3.605cm" svg:height="1.987cm" svg:x="11.684cm" svg:y="14.413cm">
          <draw:text-box>
            <text:p text:style-name="P3"><text:span text:style-name="T1">AHB-Lite</text:span></text:p>
            <text:p text:style-name="P3"><text:span text:style-name="T1">Bridge</text:span></text:p>
          </draw:text-box>
        </draw:frame>
        <draw:frame draw:style-name="gr18" draw:text-style-name="P4" draw:layer="layout" svg:width="5.938cm" svg:height="1.119cm" draw:transform="rotate (1.5707963267949) translate (16.301cm 14.038cm)">
          <draw:text-box>
            <text:p text:style-name="P3"><text:span text:style-name="T1">Debug Support </text:span></text:p>
          </draw:text-box>
        </draw:frame>
        <draw:frame draw:style-name="gr19" draw:text-style-name="P4" draw:layer="layout" svg:width="3.258cm" svg:height="1.987cm" svg:x="11.801cm" svg:y="8.913cm">
          <draw:text-box>
            <text:p text:style-name="P3"><text:span text:style-name="T1">CSR for</text:span></text:p>
            <text:p text:style-name="P3"><text:span text:style-name="T1">Debug</text:span></text:p>
          </draw:text-box>
        </draw:frame>
        <draw:frame draw:style-name="gr20" draw:text-style-name="P4" draw:layer="layout" svg:width="3.393cm" svg:height="1.987cm" svg:x="11.808cm" svg:y="6.013cm">
          <draw:text-box>
            <text:p text:style-name="P3"><text:span text:style-name="T1">CSR for</text:span></text:p>
            <text:p text:style-name="P3"><text:span text:style-name="T1">Interrupt</text:span></text:p>
          </draw:text-box>
        </draw:frame>
        <draw:frame draw:style-name="gr19" draw:text-style-name="P4" draw:layer="layout" svg:width="3.258cm" svg:height="1.987cm" svg:x="11.993cm" svg:y="11.6cm">
          <draw:text-box>
            <text:p text:style-name="P3"><text:span text:style-name="T1">CSR for</text:span></text:p>
            <text:p text:style-name="P3"><text:span text:style-name="T1">CPU</text:span></text:p>
          </draw:text-box>
        </draw:frame>
        <draw:frame draw:style-name="gr21" draw:text-style-name="P4" draw:layer="layout" svg:width="13.617cm" svg:height="1.119cm" svg:x="3.201cm" svg:y="3.713cm">
          <draw:text-box>
            <text:p text:style-name="P3"><text:span text:style-name="T1">Floating Point Operation Unit (FPU32)</text:span></text:p>
          </draw:text-box>
        </draw:frame>
        <draw:frame draw:style-name="gr22" draw:text-style-name="P4" draw:layer="layout" svg:width="4.126cm" svg:height="1.987cm" svg:x="20.675cm" svg:y="4.2cm">
          <draw:text-box>
            <text:p text:style-name="P3"><text:span text:style-name="T1">Debugger </text:span></text:p>
            <text:p text:style-name="P3"><text:span text:style-name="T1">DTM</text:span></text:p>
          </draw:text-box>
        </draw:frame>
        <draw:frame draw:style-name="gr23" draw:text-style-name="P4" draw:layer="layout" svg:width="5.332cm" svg:height="1.987cm" svg:x="20.101cm" svg:y="7.3cm">
          <draw:text-box>
            <text:p text:style-name="P3"><text:span text:style-name="T1">Clock Domain</text:span></text:p>
            <text:p text:style-name="P3"><text:span text:style-name="T1">Crossing</text:span></text:p>
          </draw:text-box>
        </draw:frame>
        <draw:frame draw:style-name="gr24" draw:text-style-name="P4" draw:layer="layout" svg:width="3.91cm" svg:height="1.987cm" svg:x="20.901cm" svg:y="10.113cm">
          <draw:text-box>
            <text:p text:style-name="P3"><text:span text:style-name="T1">Debugger</text:span></text:p>
            <text:p text:style-name="P3"><text:span text:style-name="T1">DM</text:span></text:p>
          </draw:text-box>
        </draw:frame>
        <draw:frame draw:style-name="gr17" draw:text-style-name="P4" draw:layer="layout" svg:width="3.605cm" svg:height="1.987cm" svg:x="20.901cm" svg:y="13.014cm">
          <draw:text-box>
            <text:p text:style-name="P3"><text:span text:style-name="T1">AHB-Lite</text:span></text:p>
            <text:p text:style-name="P3"><text:span text:style-name="T1">Bridge</text:span></text:p>
          </draw:text-box>
        </draw:frame>
        <draw:custom-shape draw:style-name="gr25" draw:text-style-name="P2" draw:layer="layout" svg:width="2.2cm" svg:height="1.7cm" svg:x="21.701cm" svg:y="15.1cm">
          <text:p/>
          <draw:enhanced-geometry svg:viewBox="0 0 21600 21600" draw:text-areas="?f0 ?f8 ?f2 ?f9" draw:type="up-down-arrow" draw:modifiers="5445.54826616682 7124.0421987784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4" draw:layer="layout" svg:width="4.088cm" svg:height="1.119cm" svg:x="1.901cm" svg:y="18.181cm">
          <draw:text-box>
            <text:p text:style-name="P3"><text:span text:style-name="T1">Instruction</text:span></text:p>
          </draw:text-box>
        </draw:frame>
        <draw:frame draw:style-name="gr27" draw:text-style-name="P4" draw:layer="layout" svg:width="5.328cm" svg:height="1.987cm" svg:x="6.173cm" svg:y="18.3cm">
          <draw:text-box>
            <text:p text:style-name="P3"><text:span text:style-name="T1">Data &amp;</text:span></text:p>
            <text:p text:style-name="P3"><text:span text:style-name="T1">Abstract CMD</text:span></text:p>
          </draw:text-box>
        </draw:frame>
        <draw:frame draw:style-name="gr28" draw:text-style-name="P4" draw:layer="layout" svg:width="3.089cm" svg:height="1.987cm" svg:x="11.913cm" svg:y="18.182cm">
          <draw:text-box>
            <text:p text:style-name="P3"><text:span text:style-name="T1">LR/SC</text:span></text:p>
            <text:p text:style-name="P3"><text:span text:style-name="T1">Monitor</text:span></text:p>
          </draw:text-box>
        </draw:frame>
        <draw:frame draw:style-name="gr29" draw:text-style-name="P4" draw:layer="layout" svg:width="7.538cm" svg:height="1.119cm" svg:x="19.263cm" svg:y="17.013cm">
          <draw:text-box>
            <text:p text:style-name="P3"><text:span text:style-name="T1">System Bus <text:s/>Access</text:span></text:p>
          </draw:text-box>
        </draw:frame>
        <draw:frame draw:style-name="gr30" draw:text-style-name="P5" draw:layer="layout" svg:width="3.423cm" svg:height="1.343cm" svg:x="14.694cm" svg:y="16.9cm">
          <draw:text-box>
            <text:p text:style-name="P3"><text:span text:style-name="T2">HARTn</text:span></text:p>
          </draw:text-box>
        </draw:frame>
        <draw:line draw:style-name="gr31" draw:text-style-name="P2" draw:layer="layout" svg:x1="22.601cm" svg:y1="2.6cm" svg:x2="22.601cm" svg:y2="4.2cm">
          <text:p/>
        </draw:line>
        <draw:frame draw:style-name="gr32" draw:text-style-name="P4" draw:layer="layout" svg:width="2.424cm" svg:height="1.119cm" svg:x="21.301cm" svg:y="1.581cm">
          <draw:text-box>
            <text:p text:style-name="P3"><text:span text:style-name="T1">JTAG</text:span></text:p>
          </draw:text-box>
        </draw:frame>
        <draw:line draw:style-name="gr33" draw:text-style-name="P6" draw:layer="layout" svg:x1="18.801cm" svg:y1="10.5cm" svg:x2="20.201cm" svg:y2="10.5cm">
          <text:p/>
        </draw:line>
        <draw:line draw:style-name="gr33" draw:text-style-name="P6" draw:layer="layout" svg:x1="18.501cm" svg:y1="10.9cm" svg:x2="20.201cm" svg:y2="10.9cm">
          <text:p/>
        </draw:line>
        <draw:line draw:style-name="gr33" draw:text-style-name="P6" draw:layer="layout" svg:x1="18.201cm" svg:y1="11.3cm" svg:x2="20.201cm" svg:y2="11.3cm">
          <text:p/>
        </draw:line>
        <draw:line draw:style-name="gr33" draw:text-style-name="P6" draw:layer="layout" svg:x1="17.601cm" svg:y1="11.7cm" svg:x2="20.201cm" svg:y2="11.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BlairMdITC TT" svg:font-family="'BlairMdITC TT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ヒラギノ角ゴシック1" svg:font-family="ヒラギノ角ゴシック" style:font-family-generic="swiss" style:font-pitch="variable"/>
    <style:font-face style:name="ヒラギノ角ゴシック2" svg:font-family="ヒラギノ角ゴシック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5-20T17:24:07.299144165</dc:date>
    <meta:editing-duration>P1DT4H22M</meta:editing-duration>
    <meta:editing-cycles>233</meta:editing-cycles>
    <meta:generator>LibreOffice/7.5.0.3$MacOSX_AARCH64 LibreOffice_project/c21113d003cd3efa8c53188764377a8272d9d6de</meta:generator>
    <meta:document-statistic meta:object-count="50"/>
  </office:meta>
</office:document-meta>
</file>